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337cm" fo:min-width="10.449cm"/>
    </style:style>
    <style:style style:name="gr2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49cm" svg:height="1.587cm" svg:x="1.481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269cm" svg:x="1.329cm" svg:y="1.636cm">
          <draw:text-box>
            <text:p><text:span text:style-name="T1">make-withdraw: ...</text:span></text:p>
            <text:p><text:span text:style-name="T1">W1:</text:span></text:p>
            <text:p><text:span text:style-name="T1">W2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3.0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2.49cm" svg:y="4.278cm">
          <draw:text-box>
            <text:p><text:span text:style-name="T2">E1</text:span></text:p>
          </draw:text-box>
        </draw:frame>
        <draw:line draw:style-name="gr7" draw:text-style-name="P3" draw:layer="layout" svg:x1="4.017cm" svg:y1="4.186cm" svg:x2="4.017cm" svg:y2="3.222cm">
          <text:p/>
        </draw:line>
        <draw:frame draw:style-name="gr8" draw:text-style-name="P4" draw:layer="layout" svg:width="2.54cm" svg:height="0.769cm" svg:x="2.875cm" svg:y="4.313cm">
          <draw:text-box>
            <text:p><text:span text:style-name="T2">initial-amount: 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3.0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2.49cm" svg:y="6.096cm">
          <draw:text-box>
            <text:p><text:span text:style-name="T2">E2</text:span></text:p>
          </draw:text-box>
        </draw:frame>
        <draw:line draw:style-name="gr7" draw:text-style-name="P3" draw:layer="layout" svg:x1="4.017cm" svg:y1="6.004cm" svg:x2="4.017cm" svg:y2="5.04cm">
          <text:p/>
        </draw:line>
        <draw:frame draw:style-name="gr8" draw:text-style-name="P4" draw:layer="layout" svg:width="1.853cm" svg:height="0.769cm" svg:x="3.127cm" svg:y="6.131cm">
          <draw:text-box>
            <text:p><text:span text:style-name="T2">balance: 50</text:span></text:p>
          </draw:text-box>
        </draw:frame>
        <draw:line draw:style-name="gr7" draw:text-style-name="P3" draw:layer="layout" svg:x1="4.017cm" svg:y1="7.35cm" svg:x2="4.017cm" svg:y2="6.841cm">
          <text:p/>
        </draw:line>
        <draw:line draw:style-name="gr10" draw:text-style-name="P3" draw:layer="layout" svg:x1="2.27cm" svg:y1="7.35cm" svg:x2="4.023cm" svg:y2="7.35cm">
          <text:p/>
        </draw:line>
        <draw:line draw:style-name="gr7" draw:text-style-name="P3" draw:layer="layout" svg:x1="2.017cm" svg:y1="6.08cm" svg:x2="2.017cm" svg:y2="7.032cm">
          <text:p/>
        </draw:line>
        <draw:custom-shape draw:style-name="gr3" draw:text-style-name="P1" draw:layer="layout" svg:width="0.481cm" svg:height="0.481cm" svg:x="5.8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6.3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73cm" svg:y1="5.098cm" svg:x2="6.073cm" svg:y2="6.312cm">
          <text:p/>
        </draw:line>
        <draw:frame draw:style-name="gr9" draw:text-style-name="P4" draw:layer="layout" svg:width="2.587cm" svg:height="1.464cm" svg:x="5.3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6.606cm" svg:y1="4.492cm" svg:x2="4.98cm" svg:y2="4.492cm">
          <text:p/>
        </draw:line>
        <draw:line draw:style-name="gr10" draw:text-style-name="P3" draw:layer="layout" svg:x1="6.602cm" svg:y1="5.127cm" svg:x2="6.602cm" svg:y2="4.492cm">
          <text:p/>
        </draw:line>
        <draw:line draw:style-name="gr10" draw:text-style-name="P3" draw:layer="layout" svg:x1="1.417cm" svg:y1="2.27cm" svg:x2="1.1cm" svg:y2="2.27cm">
          <text:p/>
        </draw:line>
        <draw:line draw:style-name="gr10" draw:text-style-name="P3" draw:layer="layout" svg:x1="1.1cm" svg:y1="2.27cm" svg:x2="1.1cm" svg:y2="6.08cm">
          <text:p/>
        </draw:line>
        <draw:line draw:style-name="gr10" draw:text-style-name="P3" draw:layer="layout" svg:x1="2.015cm" svg:y1="6.08cm" svg:x2="1.101cm" svg:y2="6.07cm">
          <text:p/>
        </draw:line>
        <draw:custom-shape draw:style-name="gr3" draw:text-style-name="P1" draw:layer="layout" svg:width="0.481cm" svg:height="0.481cm" svg:x="8.211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693cm" svg:y="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41cm" svg:y1="7.286cm" svg:x2="8.441cm" svg:y2="8.5cm">
          <text:p/>
        </draw:line>
        <draw:custom-shape draw:style-name="gr5" draw:text-style-name="P1" draw:layer="layout" svg:width="1.927cm" svg:height="0.838cm" svg:x="9.753cm" svg:y="4.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9.19cm" svg:y="4.279cm">
          <draw:text-box>
            <text:p><text:span text:style-name="T2">E3</text:span></text:p>
          </draw:text-box>
        </draw:frame>
        <draw:line draw:style-name="gr7" draw:text-style-name="P3" draw:layer="layout" svg:x1="10.717cm" svg:y1="4.187cm" svg:x2="10.717cm" svg:y2="3.223cm">
          <text:p/>
        </draw:line>
        <draw:frame draw:style-name="gr8" draw:text-style-name="P4" draw:layer="layout" svg:width="2.54cm" svg:height="0.769cm" svg:x="9.575cm" svg:y="4.314cm">
          <draw:text-box>
            <text:p><text:span text:style-name="T2">initial-amount: 100</text:span></text:p>
          </draw:text-box>
        </draw:frame>
        <draw:custom-shape draw:style-name="gr5" draw:text-style-name="P1" draw:layer="layout" svg:width="1.927cm" svg:height="0.838cm" svg:x="9.753cm" svg:y="5.97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9.19cm" svg:y="6.097cm">
          <draw:text-box>
            <text:p><text:span text:style-name="T2">E4</text:span></text:p>
          </draw:text-box>
        </draw:frame>
        <draw:line draw:style-name="gr7" draw:text-style-name="P3" draw:layer="layout" svg:x1="10.717cm" svg:y1="6.005cm" svg:x2="10.717cm" svg:y2="5.041cm">
          <text:p/>
        </draw:line>
        <draw:frame draw:style-name="gr8" draw:text-style-name="P4" draw:layer="layout" svg:width="1.853cm" svg:height="0.769cm" svg:x="9.827cm" svg:y="6.132cm">
          <draw:text-box>
            <text:p><text:span text:style-name="T2">balance: 100</text:span></text:p>
          </draw:text-box>
        </draw:frame>
        <draw:line draw:style-name="gr7" draw:text-style-name="P3" draw:layer="layout" svg:x1="10.717cm" svg:y1="7.351cm" svg:x2="10.717cm" svg:y2="6.842cm">
          <text:p/>
        </draw:line>
        <draw:line draw:style-name="gr10" draw:text-style-name="P3" draw:layer="layout" svg:x1="8.97cm" svg:y1="7.351cm" svg:x2="10.723cm" svg:y2="7.351cm">
          <text:p/>
        </draw:line>
        <draw:custom-shape draw:style-name="gr3" draw:text-style-name="P1" draw:layer="layout" svg:width="0.481cm" svg:height="0.481cm" svg:x="13.143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3.625cm" svg:y="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73cm" svg:y1="5.099cm" svg:x2="13.373cm" svg:y2="6.313cm">
          <text:p/>
        </draw:line>
        <draw:frame draw:style-name="gr9" draw:text-style-name="P4" draw:layer="layout" svg:width="2.587cm" svg:height="1.464cm" svg:x="12.632cm" svg:y="6.387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13.902cm" svg:y1="4.493cm" svg:x2="11.68cm" svg:y2="4.493cm">
          <text:p/>
        </draw:line>
        <draw:line draw:style-name="gr10" draw:text-style-name="P3" draw:layer="layout" svg:x1="13.902cm" svg:y1="5.128cm" svg:x2="13.902cm" svg:y2="4.493cm">
          <text:p/>
        </draw:line>
        <draw:line draw:style-name="gr4" draw:text-style-name="P3" draw:layer="layout" svg:x1="8.641cm" svg:y1="2.587cm" svg:x2="8.641cm" svg:y2="6.9cm">
          <text:p/>
        </draw:line>
        <draw:line draw:style-name="gr10" draw:text-style-name="P3" draw:layer="layout" svg:x1="2.27cm" svg:y1="2.587cm" svg:x2="8.645cm" svg:y2="2.587cm">
          <text:p/>
        </draw:line>
        <draw:frame draw:style-name="gr9" draw:text-style-name="P4" draw:layer="layout" svg:width="2.587cm" svg:height="1.464cm" svg:x="7.501cm" svg:y="8.473cm">
          <draw:text-box>
            <text:p><text:span text:style-name="T2">Parameters: amount</text:span></text:p>
            <text:p><text:span text:style-name="T2">Body: 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2:35:34.278211971</dc:date>
    <meta:editing-duration>PT1H13M35S</meta:editing-duration>
    <meta:editing-cycles>17</meta:editing-cycles>
    <meta:generator>LibreOffice/7.4.7.2$Linux_X86_64 LibreOffice_project/40$Build-2</meta:generator>
    <meta:document-statistic meta:object-count="48"/>
  </office:meta>
</office:document-meta>
</file>